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4pt" style:font-size-asian="44pt" style:font-size-complex="44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master-page-name="First_20_Page">
      <style:paragraph-properties fo:text-align="center" style:justify-single-word="false" style:page-number="auto"/>
      <style:text-properties fo:font-size="44pt" style:font-size-asian="44pt" style:font-size-complex="4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
      <text:p text:style-name="Title">Projet de fin d'année </text:p>
      <text:p text:style-name="Title">Informatique et Sciences du Numérique </text:p>
      <text:p text:style-name="Title">2015-2016</text:p>
      <text:p text:style-name="P2"><text:s/></text:p>
      <text:p text:style-name="Subtitle">Robots contrôlés par smartpho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Analyse</text:h>
      <text:p text:style-name="Text_20_body"><text:tab/>L'objectif de notre projet est de réaliser des petits robots contrôlés avec un smartphone. Le but de ces robots seraient de créer un jeu où il faut viser une cible située sur l'autre robot avec un laser pour gagner. </text:p>
      <text:p text:style-name="Text_20_body"><text:tab/>Les critères importants sont que les robots soient fonctionnels, contrôlés par un smartphone et qu'ils puissent envoyer et recevoir un signal laser, une attaque.</text:p>
      <text:p text:style-name="Text_20_body"><text:tab/>Afin de réaliser ce projet, il nous faut des connaissances en Arduino, en Java ou en Processing pour l’application, en JavaScript et Node pour la page Web et le serveur, et un petit peu de connaissances en mécanique et en électronique pour la réalisation.</text:p>
      <text:p text:style-name="Text_20_body"><text:tab/>Les différentes solutions envisagées, à décider ensuite en fonction du coût et de la faisabilité technique et logiciel. Pour contrôler le robot, nous utiliserons une carte Arduino, disponible par le lycée ou moyens personnels. Pour le contrôle une connexion Bluetooth ou wi-fi et une application utilisant le gyroscope. Si la solution Bluetooth est retenue, il y aura une application Android avec gestion du gyroscope et connexion direct sur le robot. Si la solution wi-fi est retenue, il y aura un serveur pour récupérer les informations du gyroscope a partir d'une page web ensuite envoyé sur l'Arduino.</text:p>
      <text:h text:style-name="Heading_20_1" text:outline-level="1">Stratégie</text:h>
      <text:p text:style-name="Text_20_body"><text:tab/></text:p>
      <text:p text:style-name="Text_20_body"><text:tab/>Nous avons et nous continuons à réfléchir sur les différentes solutions techniques et logiciels qui seront utilisés par la suite pour réaliser le projet et répondre à toutes nos attentes.</text:p>
      <text:p text:style-name="Text_20_body"><text:tab/>Nous avons créé <text:a xlink:type="simple" xlink:href="https://github.com/tristanplouz/Projet_ISN" text:style-name="Internet_20_link" text:visited-style-name="Visited_20_Internet_20_Link">un dépôt Git sur Github</text:a> pour réunir tout le code, la documentation et les travaux à rendre. Nous verrons ensuite quelle solution est la plus adaptée pour le projet, une connexion Bluetooth ou wi-fi. Pour la réalisation, la première phase sera consacrée à créations d'un robot et de la mise en place du moyen de le contrôler. Une fois cette partie finie, nous pourrons nous consacrer à la partie « jeu » avec un système de laser et de détection de laser. Le but final serait de pouvoir réaliser au moins 2robots pour pouvoir « s'affronter ».</text:p>
      <text:p text:style-name="Text_20_body"><text:tab/>Nous pensons avoir besoin de matériels comme des cartes Arduinos, des shields (Bluetooth ou wi-fi), des moteurs, des lasers, des photorésistances, du bois, et d'autres petits matériels.</text:p>
      <text:p text:style-name="Text_20_body"><text:tab/>Au niveau réalisation logiciel, si nous réalisons une application Android on utilisera Android Studio ou Processing en mode Android.</text:p>
      <text:p text:style-name="Text_20_body"><text:tab/></text:p>
      <text:p text:style-name="Text_20_body"><text:tab/>Nous devons commencé le plus rapidement possible afin d'avoir le temps de réaliser tout car il y aura pas mal de chose à faire mais aussi afin de réaliser les commandes nécessaires au projet.</text:p>
      <text:p text:style-name="Text_20_body"><text:tab/>Nous aurons ensuite tout une phase de test afin de contrôler si les robots correspondent à nos envies et att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76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Corentin LUCAS – Tristan DRUSSEL – TS1 Vauban 2016</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ristan </meta:initial-creator>
    <meta:creation-date>2016-02-28T11:04:42.341873877</meta:creation-date>
    <dc:date>2016-03-01T09:14:31.08</dc:date>
    <meta:editing-duration>PT00H25M40S</meta:editing-duration>
    <meta:editing-cycles>6</meta:editing-cycles>
    <meta:generator>OpenOffice.org/3.2$Win32 OpenOffice.org_project/320m18$Build-9502</meta:generator>
    <meta:document-statistic meta:table-count="0" meta:image-count="0" meta:object-count="0" meta:page-count="2" meta:paragraph-count="20" meta:word-count="458" meta:character-count="2781"/>
  </office:meta>
</office:document-meta>
</file>